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edConstructionImpl.constru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dConstruction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edConstructionImpl.closeOnDema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edConstructionImpl.MockedConstructionImpl( MockMaker . ConstructionMockControl &lt; T &gt; 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dConstructionImpl.assertNot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edConstructionImpl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